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svg:stroke-color="#7da647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draw:shadow="visible"/>
    </style:style>
    <style:style style:name="gr3" style:family="graphic" style:parent-style-name="standard" style:list-style-name="L1">
      <style:graphic-properties svg:stroke-width="0.1cm" svg:stroke-color="#ff6633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draw:shadow="visible"/>
    </style:style>
    <style:style style:name="gr4" style:family="graphic" style:parent-style-name="standard" style:list-style-name="L1">
      <style:graphic-properties svg:stroke-width="0.1cm" svg:stroke-color="#ff6633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draw:shadow="visible"/>
    </style:style>
    <style:style style:name="gr5" style:family="graphic" style:parent-style-name="standard">
      <style:graphic-properties draw:stroke="none" svg:stroke-color="#000000" draw:fill="none" draw:fill-color="#ffffff" fo:min-height="1.4cm"/>
    </style:style>
    <style:style style:name="gr6" style:family="graphic" style:parent-style-name="objectwithoutfill">
      <style:graphic-properties draw:stroke="dash" draw:stroke-dash="Fine_20_Dashed_20__28_var_29_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="Extrémités_20_de_20_flèche_20_1" draw:marker-end-width="0.55cm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P3" style:family="paragraph">
      <style:paragraph-properties fo:text-align="end"/>
    </style:style>
    <style:style style:name="T1" style:family="text">
      <style:text-properties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.9cm" svg:height="16cm" svg:x="10.9cm" svg:y="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9cm" svg:height="16cm" svg:x="1cm" svg:y="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6.99cm" svg:height="4.7cm" svg:x="12.605cm" svg:y="4.7cm">
          <text:p text:style-name="P1">FooToBarMapper</text:p>
          <text:p text:style-name="P1">___________________</text:p>
          <text:p text:style-name="P1"/>
          <text:p text:style-name="P1"/>
          <text:p text:style-name="P1"><text:span text:style-name="T1">Bar apply(Foo va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" draw:id="id1" draw:layer="layout" svg:width="6.99cm" svg:height="4.7cm" svg:x="12.605cm" svg:y="11.8cm">
          <text:p text:style-name="P1"><text:span text:style-name="T1">FooToBarMapperImpl</text:span></text:p>
          <text:p text:style-name="P1"><text:span text:style-name="T1">__________________</text:span></text:p>
          <text:p text:style-name="P1"><text:span text:style-name="T1"/></text:p>
          <text:p text:style-name="P1"><text:span text:style-name="T1"/></text:p>
          <text:p text:style-name="P1"><text:span text:style-name="T1">Bar apply(Foo va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" draw:id="id2" draw:layer="layout" svg:width="6.99cm" svg:height="4.7cm" svg:x="1.9cm" svg:y="11.8cm">
          <text:p text:style-name="P1"><text:span text:style-name="T1">FooToBar</text:span></text:p>
          <text:p text:style-name="P1"><text:span text:style-name="T1">___________________</text:span></text:p>
          <text:p text:style-name="P1"><text:span text:style-name="T1"/></text:p>
          <text:p text:style-name="P1"><text:span text:style-name="T1"/></text:p>
          <text:p text:style-name="P1"><text:span text:style-name="T1">Bar apply(Foo va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9.1cm" svg:height="1.65cm" svg:x="1cm" svg:y="3.05cm">
          <draw:text-box>
            <text:p>Application code</text:p>
          </draw:text-box>
        </draw:frame>
        <draw:frame draw:style-name="gr5" draw:layer="layout" svg:width="9.1cm" svg:height="1.65cm" svg:x="11.5cm" svg:y="3.15cm">
          <draw:text-box>
            <text:p text:style-name="P3">Generated code</text:p>
          </draw:text-box>
        </draw:frame>
        <draw:connector draw:style-name="gr6" draw:text-style-name="P1" draw:layer="layout" svg:x1="12.605cm" svg:y1="14.15cm" svg:x2="8.89cm" svg:y2="14.15cm" draw:start-shape="id1" draw:start-glue-point="3" draw:end-shape="id2" svg:d="m12605 14150h-3715" svg:viewBox="0 0 3716 1">
          <text:p/>
        </draw:connector>
        <draw:connector draw:style-name="gr7" draw:text-style-name="P1" draw:layer="layout" svg:x1="16.1cm" svg:y1="11.8cm" svg:x2="16.1cm" svg:y2="9.4cm" draw:start-shape="id1" draw:end-shape="id3" svg:d="m16100 11800v-2400" svg:viewBox="0 0 1 2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Extrémités_20_de_20_flèche_20_1" draw:display-name="Extrémités de flèche 1" svg:viewBox="0 0 3000 3000" svg:d="m1500 0 1500 3000h-3000zm0 447-1176 2353h2353z"/>
    <draw:marker draw:name="Triangle_20_unfilled" draw:display-name="Triangle unfilled" svg:viewBox="0 0 4176 5800" svg:d="m1500 0 1500 3000h-3000zm-1500 3447-1176 2353h2353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5-14T09:26:04</meta:creation-date>
    <dc:date>2014-05-16T23:12:03</dc:date>
    <meta:editing-duration>PT8H44M6S</meta:editing-duration>
    <meta:editing-cycles>7</meta:editing-cycles>
    <meta:generator>LibreOffice/3.5$Linux_X86_64 LibreOffice_project/350m1$Build-2</meta:generator>
    <meta:document-statistic meta:object-count="9"/>
  </office:meta>
</office:document-meta>
</file>